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0b95" officeooo:paragraph-rsid="00160b95"/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Code">
      <style:text-properties fo:font-weight="bold" style:font-weight-asian="bold" style:font-weight-complex="bold"/>
    </style:style>
    <style:style style:name="P4" style:family="paragraph" style:parent-style-name="Code">
      <style:text-properties officeooo:paragraph-rsid="00160b95"/>
    </style:style>
    <style:style style:name="P5" style:family="paragraph" style:parent-style-name="Indented_20_text">
      <style:text-properties officeooo:paragraph-rsid="00160b95"/>
    </style:style>
    <style:style style:name="P6" style:family="paragraph" style:parent-style-name="Indented_20_text">
      <style:text-properties officeooo:paragraph-rsid="00190c1b"/>
    </style:style>
    <style:style style:name="P7" style:family="paragraph" style:parent-style-name="Indented_20_text">
      <style:text-properties officeooo:rsid="001f9044" officeooo:paragraph-rsid="001f9044"/>
    </style:style>
    <style:style style:name="P8" style:family="paragraph" style:parent-style-name="Indented_20_text">
      <style:text-properties officeooo:paragraph-rsid="001f9044"/>
    </style:style>
    <style:style style:name="P9" style:family="paragraph" style:parent-style-name="Header">
      <style:text-properties officeooo:rsid="00160b95" officeooo:paragraph-rsid="00160b95"/>
    </style:style>
    <style:style style:name="P1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" style:family="paragraph" style:parent-style-name="Title">
      <style:text-properties officeooo:rsid="001a538c" officeooo:paragraph-rsid="001a538c"/>
    </style:style>
    <style:style style:name="P12" style:family="paragraph" style:parent-style-name="Heading_20_1" style:list-style-name="">
      <style:text-properties officeooo:rsid="001c0d64" officeooo:paragraph-rsid="001c0d64"/>
    </style:style>
    <style:style style:name="P13" style:family="paragraph" style:parent-style-name="Heading_20_1">
      <style:paragraph-properties fo:break-before="page"/>
      <style:text-properties officeooo:rsid="001c0d64" officeooo:paragraph-rsid="001c0d64"/>
    </style:style>
    <style:style style:name="P14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60b95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60b95" style:font-size-asian="10.5pt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160b95" style:font-size-asian="12pt" style:font-size-complex="12pt"/>
    </style:style>
    <style:style style:name="T6" style:family="text">
      <style:text-properties officeooo:rsid="00187c2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0b95" style:font-weight-asian="bold" style:font-weight-complex="bold"/>
    </style:style>
    <style:style style:name="T9" style:family="text">
      <style:text-properties officeooo:rsid="001e6a46"/>
    </style:style>
    <style:style style:name="T10" style:family="text">
      <style:text-properties officeooo:rsid="001f904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sterix dokumentaatio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a xlink:type="simple" xlink:href="#__RefHeading___Toc844_1682156171" text:style-name="Index_20_Link" text:visited-style-name="Index_20_Link">JSP sivujen rakenne ja toiminta<text:tab/>1</text:a></text:p>
          <text:p text:style-name="P10"><text:a xlink:type="simple" xlink:href="#__RefHeading___Toc770_1682156171" text:style-name="Index_20_Link" text:visited-style-name="Index_20_Link">Nykyinen rakenne<text:tab/>1</text:a></text:p>
          <text:p text:style-name="P2"><text:a xlink:type="simple" xlink:href="#__RefHeading___Toc772_1682156171" text:style-name="Index_20_Link" text:visited-style-name="Index_20_Link">Yleiset tiedostot<text:tab/>1</text:a></text:p>
          <text:p text:style-name="P14"><text:a xlink:type="simple" xlink:href="#__RefHeading___Toc774_1682156171" text:style-name="Index_20_Link" text:visited-style-name="Index_20_Link">header.jsp<text:tab/>1</text:a></text:p>
          <text:p text:style-name="P14"><text:a xlink:type="simple" xlink:href="#__RefHeading___Toc776_1682156171" text:style-name="Index_20_Link" text:visited-style-name="Index_20_Link">navi.jsp<text:tab/>1</text:a></text:p>
          <text:p text:style-name="P14"><text:a xlink:type="simple" xlink:href="#__RefHeading___Toc778_1682156171" text:style-name="Index_20_Link" text:visited-style-name="Index_20_Link">tools.jsp<text:tab/>1</text:a></text:p>
          <text:p text:style-name="P10"><text:a xlink:type="simple" xlink:href="#__RefHeading___Toc780_1682156171" text:style-name="Index_20_Link" text:visited-style-name="Index_20_Link">Uuden sivun lisääminen<text:tab/>2</text:a></text:p>
          <text:p text:style-name="P2"><text:a xlink:type="simple" xlink:href="#__RefHeading___Toc870_1682156171" text:style-name="Index_20_Link" text:visited-style-name="Index_20_Link">Uuden viewin luominen<text:tab/>2</text:a></text:p>
          <text:p text:style-name="P14"><text:a xlink:type="simple" xlink:href="#__RefHeading___Toc782_1682156171" text:style-name="Index_20_Link" text:visited-style-name="Index_20_Link">1) Luo uusi JSP sivu<text:tab/>2</text:a></text:p>
          <text:p text:style-name="P14"><text:a xlink:type="simple" xlink:href="#__RefHeading___Toc784_1682156171" text:style-name="Index_20_Link" text:visited-style-name="Index_20_Link">2) Lisää toiminto controller luokkaan<text:tab/>2</text:a></text:p>
          <text:p text:style-name="P14"><text:a xlink:type="simple" xlink:href="#__RefHeading___Toc786_1682156171" text:style-name="Index_20_Link" text:visited-style-name="Index_20_Link">3) Muokkaa navigointia<text:tab/>3</text:a></text:p>
          <text:p text:style-name="P14"><text:a xlink:type="simple" xlink:href="#__RefHeading___Toc788_1682156171" text:style-name="Index_20_Link" text:visited-style-name="Index_20_Link">4) Käännä ja testaa<text:tab/>3</text:a></text:p>
          <text:p text:style-name="P10"><text:a xlink:type="simple" xlink:href="#__RefHeading___Toc872_1682156171" text:style-name="Index_20_Link" text:visited-style-name="Index_20_Link">Toiminnallisuuden lisääminen viewiin<text:tab/>3</text:a></text:p>
        </text:index-body>
      </text:table-of-content>
      <text:p text:style-name="P1"/>
      <text:h text:style-name="P12" text:outline-level="1"/>
      <text:h text:style-name="P13" text:outline-level="1"><text:bookmark-start text:name="__RefHeading___Toc844_1682156171"/>JSP sivujen rakenne <text:span text:style-name="T9">ja toiminta</text:span><text:bookmark-end text:name="__RefHeading___Toc844_1682156171"/></text:h>
      <text:h text:style-name="Heading_20_2" text:outline-level="2"><text:bookmark-start text:name="__RefHeading___Toc770_1682156171"/>Nykyinen rakenne<text:bookmark-end text:name="__RefHeading___Toc770_1682156171"/></text:h>
      <text:p text:style-name="P5"><text:span text:style-name="T1">H</text:span>akemisto <text:span text:style-name="T8">src/main/webapp/WEB-INF/views/secure</text:span><text:span text:style-name="T1"> alihakemistoineen </text:span>sisältää kaikki suojatut sivut, jaoteltuna roolien mukaan.</text:p>
      <text:h text:style-name="Heading_20_3" text:outline-level="3"><text:bookmark-start text:name="__RefHeading___Toc772_1682156171"/>Yleiset tiedostot<text:bookmark-end text:name="__RefHeading___Toc772_1682156171"/></text:h>
      <text:p text:style-name="Indented_20_text">Seuraavat tiedostot löytyvät kaikkien roolien view kansioista.</text:p>
      <text:h text:style-name="Heading_20_4" text:outline-level="4"><text:bookmark-start text:name="__RefHeading___Toc774_1682156171"/>header.jsp<text:bookmark-end text:name="__RefHeading___Toc774_1682156171"/></text:h>
      <text:p text:style-name="Indented_20_text">Tämä tiedosto sisältää kaikille rooleille yhteiset ulkoasu määritelmät, ja täältä sisällytetään navi.jsp.</text:p>
      <text:h text:style-name="Heading_20_4" text:outline-level="4"><text:bookmark-start text:name="__RefHeading___Toc776_1682156171"/>navi.jsp<text:bookmark-end text:name="__RefHeading___Toc776_1682156171"/></text:h>
      <text:p text:style-name="Indented_20_text">Tämä tiedosto sisältää pelkän navigoinnin HTML koodin. Navigointi on toteutettu unordered list HTML elementeillä (&lt;ul&gt; sekä &lt;li&gt;). Navigointi on erotettu header.jsp:stä erilliseen tiedostoon selkeyden vuoksi, ja jotta minimoidaan <text:span text:style-name="T6">riski että </text:span>navigointia muokatessa rikotaan headerin HTML koodi.</text:p>
      <text:h text:style-name="Heading_20_4" text:outline-level="4"><text:bookmark-start text:name="__RefHeading___Toc778_1682156171"/>tools.jsp<text:bookmark-end text:name="__RefHeading___Toc778_1682156171"/></text:h>
      <text:p text:style-name="Indented_20_text">Kyseisen roolin etusivu.</text:p>
      <text:h text:style-name="Heading_20_2" text:outline-level="2"><text:bookmark-start text:name="__RefHeading___Toc780_1682156171"/>Uuden sivun lisääminen<text:bookmark-end text:name="__RefHeading___Toc780_1682156171"/></text:h>
      <text:p text:style-name="Indented_20_text">Uuden sivun luominen olemassa olevalle roolille edellyttää seuraavia toimenpiteitä. Tässä on esimerkkinä käytetty adminille adduser sivun luomista.</text:p>
      <text:h text:style-name="Heading_20_3" text:outline-level="3"><text:bookmark-start text:name="__RefHeading___Toc870_1682156171"/>Uuden viewin luominen<text:bookmark-end text:name="__RefHeading___Toc870_1682156171"/></text:h>
      <text:h text:style-name="Heading_20_4" text:outline-level="4"><text:bookmark-start text:name="__RefHeading___Toc782_1682156171"/>1) Luo uusi JSP sivu<text:bookmark-end text:name="__RefHeading___Toc782_1682156171"/></text:h>
      <text:p text:style-name="P5">Luo uusi JSP sivu roolin kansioon. <text:span text:style-name="T1">Tiedoston nimen tulee vastata controllerin @RequestMapping value kenttää. </text:span>Sivun sisältö on esimerkiksi seuraava:</text:p>
      <text:p text:style-name="Code">&lt;%@ include file="header.jsp" %&gt;</text:p>
      <text:p text:style-name="Code">&lt;h1&gt;Add user&lt;/h1&gt;</text:p>
      <text:p text:style-name="Code"/>
      <text:p text:style-name="Code">&lt;p&gt;This page is a placeholder for add user functionality.&lt;/p&gt;</text:p>
      <text:p text:style-name="Code"/>
      <text:p text:style-name="Code">&lt;%@ include file="../footer.jsp" %&gt;</text:p>
      <text:p text:style-name="P7">&lt;%@ include … %&gt; riveillä lisätään header ja footer osat muodostettavaan HTML sivuun.</text:p>
      <text:h text:style-name="Heading_20_4" text:outline-level="4"><text:bookmark-start text:name="__RefHeading___Toc784_1682156171"/><text:soft-page-break/>2) Lisää toiminto controller luokkaan<text:bookmark-end text:name="__RefHeading___Toc784_1682156171"/></text:h>
      <text:p text:style-name="P5">Lisää roolin controlleriin uusi handler sivun näyttämistä varten. Muokattava controller sijaitsee hakemistossa src/main/java/fi/asterix/controller/. <text:span text:style-name="T1">Controllerin @RequestMapping value arvon tulee täsmätä kohdan 1) tiedoston nimen kanssa, ilman .jsp päätettä. </text:span>Alla AdminController.<text:span text:style-name="T1">java adduser toiminnon sivun lisäämisen jälkeen, muutokset </text:span>koodissa lihavoitu<text:span text:style-name="T1">na</text:span>.</text:p>
      <text:p text:style-name="Code">package fi.asterix.controller;</text:p>
      <text:p text:style-name="Code"/>
      <text:p text:style-name="Code">import java.util.List;</text:p>
      <text:p text:style-name="Code"/>
      <text:p text:style-name="Code">import javax.inject.Inject;</text:p>
      <text:p text:style-name="Code"/>
      <text:p text:style-name="Code">import org.springframework.stereotype.Controller;</text:p>
      <text:p text:style-name="Code">import org.springframework.ui.Model;</text:p>
      <text:p text:style-name="Code">import org.springframework.web.bind.annotation.RequestMapping;</text:p>
      <text:p text:style-name="Code">import org.springframework.web.bind.annotation.RequestMethod;</text:p>
      <text:p text:style-name="Code"/>
      <text:p text:style-name="Code">import fi.asterix.DAO.AuthorityDAO;</text:p>
      <text:p text:style-name="Code">import fi.asterix.JPA.Authority;</text:p>
      <text:p text:style-name="Code"/>
      <text:p text:style-name="Code">@Controller</text:p>
      <text:p text:style-name="P4">@RequestMapping(value="/secure/admin")</text:p>
      <text:p text:style-name="P4">public class AdminController {</text:p>
      <text:p text:style-name="Code"><text:tab/></text:p>
      <text:p text:style-name="Code"><text:tab/>@Inject</text:p>
      <text:p text:style-name="Code"><text:tab/>private AuthorityDAO authDAO;<text:tab/></text:p>
      <text:p text:style-name="Code"/>
      <text:p text:style-name="Code"><text:tab/>@RequestMapping(value = "/tools", method = RequestMethod.GET)</text:p>
      <text:p text:style-name="Code"><text:tab/>public String paasivu(Model model) {</text:p>
      <text:p text:style-name="Code"><text:tab/><text:tab/></text:p>
      <text:p text:style-name="Code"><text:tab/><text:tab/>List&lt;Authority&gt; roolit = authDAO.findAll();</text:p>
      <text:p text:style-name="Code"/>
      <text:p text:style-name="Code"><text:tab/><text:tab/>model.addAttribute("roolit", roolit);</text:p>
      <text:p text:style-name="Code"><text:tab/><text:tab/>return "secure/admin/tools";</text:p>
      <text:p text:style-name="Code"><text:tab/>}</text:p>
      <text:p text:style-name="P3"><text:tab/>@RequestMapping(value = "/adduser", method = RequestMethod.GET)</text:p>
      <text:p text:style-name="P3"><text:tab/>public String adduser(Model model) {</text:p>
      <text:p text:style-name="P3"><text:tab/><text:tab/>return "secure/admin/adduser";</text:p>
      <text:p text:style-name="P3"><text:tab/>}</text:p>
      <text:p text:style-name="Code">}</text:p>
      <text:p text:style-name="P7">RequestMapping määrittää että mikä URL ajaa tämän metodin. Metodin return lauseessa määrätään että mikä view ladataan metodin ajamisen päätteeksi.</text:p>
      <text:h text:style-name="Heading_20_4" text:outline-level="4"><text:bookmark-start text:name="__RefHeading___Toc786_1682156171"/>3) Muokkaa navigointia<text:bookmark-end text:name="__RefHeading___Toc786_1682156171"/></text:h>
      <text:p text:style-name="P6">Lisää linkki uuteen sivuun navi.jsp tiedostoon. Muutokset lihavoitu.<text:span text:style-name="T4"> Alla navi.jsp adduser sivun lisäämisen jälkeen.</text:span></text:p>
      <text:p text:style-name="Code">&lt;ul&gt;</text:p>
      <text:p text:style-name="Code"><text:tab/>&lt;li&gt;&lt;a href="tools"&gt;Admin frontpage&lt;/a&gt;&lt;/li&gt;</text:p>
      <text:p text:style-name="Code"><text:tab/><text:span text:style-name="T7">&lt;li&gt;&lt;a href="adduser"&gt;Add user&lt;/a&gt;&lt;/li&gt;</text:span></text:p>
      <text:p text:style-name="Code"><text:tab/>&lt;li&gt;&lt;a href="#"&gt;List users&lt;/a&gt;&lt;/li&gt;</text:p>
      <text:p text:style-name="Code"><text:tab/>&lt;li&gt;&lt;a href="#"&gt;My profile&lt;/a&gt;&lt;/li&gt;<text:tab/></text:p>
      <text:p text:style-name="Code"><text:tab/>&lt;li&gt;&lt;a href="../../j_spring_security_logout" &gt; Log out&lt;/a&gt;&lt;/li&gt;</text:p>
      <text:p text:style-name="Code">&lt;/ul&gt;</text:p>
      <text:p text:style-name="P8"><text:soft-page-break/>Linkit joissa on href=”#” ovat vaan muistuttamassa siitä että mitä sivuja tarvittaisiin, ja nii<text:span text:style-name="T10">ssä</text:span> # vaihdetaan korrektiin <text:span text:style-name="T10">controllerin requestmapping arvoon</text:span><text:span text:style-name="T2">. Href </text:span><text:span text:style-name="T3">kentän</text:span><text:span text:style-name="T2"> sisältö vastaa controllerin </text:span><text:span text:style-name="T4">rivin </text:span><text:span text:style-name="T5">@RequestMapping value tietoa</text:span><text:span text:style-name="T4">, ilman kauttaviivaa.</text:span></text:p>
      <text:h text:style-name="Heading_20_4" text:outline-level="4"><text:bookmark-start text:name="__RefHeading___Toc788_1682156171"/>4) Käännä ja testaa<text:bookmark-end text:name="__RefHeading___Toc788_1682156171"/></text:h>
      <text:p text:style-name="Indented_20_text">Aja eclipsessä Run as: maven clean, Run as: maven install, ja Run as: Run on server ja testaa että uusi sivu toimii.</text:p>
      <text:h text:style-name="Heading_20_2" text:outline-level="2"><text:bookmark-start text:name="__RefHeading___Toc872_1682156171"/>Toiminnallisuuden lisääminen viewiin<text:bookmark-end text:name="__RefHeading___Toc872_1682156171"/></text:h>
      <text:p text:style-name="Indented_20_text">Minulla (Jukka) ei ole juuri nyt mitään muistikuvaa miten se kannattaa tehdä. Modelissa se tapahtuisi kai korrektisti, mutta itse lisäisin ehkä jopa controlleriin osan toiminnoi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language="fi" fo:country="FI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language="fi" fo:country="FI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language="fi" fo:country="FI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language="fi" fo:country="FI" fo:font-weight="bold" style:font-size-asian="101%" style:font-weight-asian="bold" style:font-size-complex="101%" style:font-weight-complex="normal"/>
    </style:style>
    <style:style style:name="Indented_20_text" style:display-name="Indented text" style:family="paragraph" style:parent-style-name="Standard">
      <style:paragraph-properties fo:margin-left="0.7902in" fo:margin-right="0in" fo:margin-top="0.1in" fo:margin-bottom="0.1in" loext:contextual-spacing="false" fo:text-indent="0in" style:auto-text-indent="false">
        <style:tab-stops/>
      </style:paragraph-properties>
      <style:text-properties fo:language="fi" fo:country="FI" officeooo:rsid="00160b95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2pt" fo:language="fi" fo:country="FI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Code" style:family="paragraph" style:parent-style-name="Standard">
      <style:paragraph-properties fo:margin-left="0.7902in" fo:margin-right="0in" fo:text-indent="0in" style:auto-text-indent="false" fo:padding="0.0201in" fo:border="0.06pt solid #000000" style:shadow="none">
        <style:tab-stops>
          <style:tab-stop style:position="0.3902in"/>
          <style:tab-stop style:position="0.7902in"/>
          <style:tab-stop style:position="1.1799in"/>
          <style:tab-stop style:position="1.5701in"/>
          <style:tab-stop style:position="1.9701in"/>
          <style:tab-stop style:position="2.3598in"/>
          <style:tab-stop style:position="2.7598in"/>
        </style:tab-stops>
      </style:paragraph-properties>
      <style:text-properties style:font-name="Courier New" fo:font-family="'Courier New'" style:font-style-name="Regular" style:font-family-generic="modern" style:font-pitch="variable" fo:font-size="10pt" fo:language="zxx" fo:country="none" officeooo:rsid="00160b95" style:font-size-asian="10.5pt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60b95" officeooo:paragraph-rsid="00160b9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sterix – dokumentaatio<text:tab/>13.11.2015<text:tab/><text:page-number text:select-page="current">4</text:page-number> / <text:page-count>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8:48:59.303758000</meta:creation-date>
    <dc:date>2015-11-13T19:21:02.226197000</dc:date>
    <meta:editing-duration>PT16M15S</meta:editing-duration>
    <meta:editing-cycles>12</meta:editing-cycles>
    <meta:generator>LibreOffice/5.0.2.2$MacOSX_X86_64 LibreOffice_project/37b43f919e4de5eeaca9b9755ed688758a8251fe</meta:generator>
    <meta:document-statistic meta:table-count="0" meta:image-count="0" meta:object-count="0" meta:page-count="4" meta:paragraph-count="81" meta:word-count="466" meta:character-count="4001" meta:non-whitespace-character-count="3587"/>
  </office:meta>
</office:document-meta>
</file>